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1" table:default-cell-style-name="ce4"/>
        <table:table-column table:style-name="co1" table:visibility="collapse" table:default-cell-style-name="ce1"/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number-columns-repeated="1011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Point Jury</text:p>
          </table:table-cell>
          <table:table-cell office:value-type="string" calcext:value-type="string">
            <text:p>Mention</text:p>
          </table:table-cell>
          <table:table-cell table:number-columns-repeated="1008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IF(AND([.J2]&gt;=9;[.N2]=1);&quot;Admis par le jury&quot;;&quot;Non Admis&quot;)" office:value-type="string" office:string-value="Admis par le jury" calcext:value-type="string">
            <text:p>Admis par le jury</text:p>
          </table:table-cell>
          <table:table-cell office:value-type="float" office:value="1" calcext:value-type="float">
            <text:p>1</text:p>
          </table:table-cell>
          <table:table-cell table:formula="of:=IF([.J2]&lt;10;&quot;Non Admis&quot;;IF([.J2]&lt;12;&quot;Passable&quot;;IF([.J2]&lt;14; &quot;Assez Bien&quot;;IF([.J2]&lt;16; &quot;Bien&quot;; &quot;Très Bien&quot;))))" office:value-type="string" office:string-value="Bien" calcext:value-type="string">
            <text:p>Bien</text:p>
          </table:table-cell>
          <table:table-cell table:number-columns-repeated="1008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/>
          <table:table-cell table:formula="of:=IF(AND([.J3]&gt;=9;[.N3]=1);&quot;Admis par le jury&quot;;&quot;Non Admis&quot;)" office:value-type="string" office:string-value="Non Admis" calcext:value-type="string">
            <text:p>Non Admis</text:p>
          </table:table-cell>
          <table:table-cell office:value-type="float" office:value="0" calcext:value-type="float">
            <text:p>0</text:p>
          </table:table-cell>
          <table:table-cell table:formula="of:=IF([.J3]&lt;10;&quot;Non Admis&quot;;IF([.J3]&lt;12;&quot;Passable&quot;;IF([.J3]&lt;14; &quot;Assez Bien&quot;;IF([.J3]&lt;16; &quot;Bien&quot;; &quot;Très Bien&quot;))))" office:value-type="string" office:string-value="Non Admis" calcext:value-type="string">
            <text:p>Non Admis</text:p>
          </table:table-cell>
          <table:table-cell table:number-columns-repeated="1008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/>
          <table:table-cell table:formula="of:=IF(AND([.J4]&gt;=9;[.N4]=1);&quot;Admis par le jury&quot;;&quot;Non Admis&quot;)" office:value-type="string" office:string-value="Non Admis" calcext:value-type="string">
            <text:p>Non Admis</text:p>
          </table:table-cell>
          <table:table-cell office:value-type="float" office:value="0" calcext:value-type="float">
            <text:p>0</text:p>
          </table:table-cell>
          <table:table-cell table:formula="of:=IF([.J4]&lt;10;&quot;Non Admis&quot;;IF([.J4]&lt;12;&quot;Passable&quot;;IF([.J4]&lt;14; &quot;Assez Bien&quot;;IF([.J4]&lt;16; &quot;Bien&quot;; &quot;Très Bien&quot;))))" office:value-type="string" office:string-value="Non Admis" calcext:value-type="string">
            <text:p>Non Admis</text:p>
          </table:table-cell>
          <table:table-cell table:number-columns-repeated="1008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IF(AND([.J5]&gt;=9;[.N5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J5]&gt;=10;1;0)" office:value-type="float" office:value="1" calcext:value-type="float">
            <text:p>1</text:p>
          </table:table-cell>
          <table:table-cell table:formula="of:=IF([.J5]&lt;10;&quot;Non Admis&quot;;IF([.J5]&lt;12;&quot;Passable&quot;;IF([.J5]&lt;14; &quot;Assez Bien&quot;;IF([.J5]&lt;16; &quot;Bien&quot;; &quot;Très Bien&quot;))))" office:value-type="string" office:string-value="Bien" calcext:value-type="string">
            <text:p>Bien</text:p>
          </table:table-cell>
          <table:table-cell table:number-columns-repeated="1008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/>
          <table:table-cell table:formula="of:=IF(AND([.J6]&gt;=9;[.N6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J6]&gt;=10;1;0)" office:value-type="float" office:value="1" calcext:value-type="float">
            <text:p>1</text:p>
          </table:table-cell>
          <table:table-cell table:formula="of:=IF([.J6]&lt;10;&quot;Non Admis&quot;;IF([.J6]&lt;12;&quot;Passable&quot;;IF([.J6]&lt;14; &quot;Assez Bien&quot;;IF([.J6]&lt;16; &quot;Bien&quot;; &quot;Très Bien&quot;))))" office:value-type="string" office:string-value="Très Bien" calcext:value-type="string">
            <text:p>Très Bien</text:p>
          </table:table-cell>
          <table:table-cell table:number-columns-repeated="1008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/>
          <table:table-cell table:formula="of:=IF(AND([.J7]&gt;=9;[.N7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J7]&gt;=10;1;0)" office:value-type="float" office:value="1" calcext:value-type="float">
            <text:p>1</text:p>
          </table:table-cell>
          <table:table-cell table:formula="of:=IF([.J7]&lt;10;&quot;Non Admis&quot;;IF([.J7]&lt;12;&quot;Passable&quot;;IF([.J7]&lt;14; &quot;Assez Bien&quot;;IF([.J7]&lt;16; &quot;Bien&quot;; &quot;Très Bien&quot;))))" office:value-type="string" office:string-value="Bien" calcext:value-type="string">
            <text:p>Bien</text:p>
          </table:table-cell>
          <table:table-cell table:number-columns-repeated="1008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/>
          <table:table-cell table:formula="of:=IF(AND([.J8]&gt;=9;[.N8]=1);&quot;Admis par le jury&quot;;&quot;Non Admis&quot;)" office:value-type="string" office:string-value="Non Admis" calcext:value-type="string">
            <text:p>Non Admis</text:p>
          </table:table-cell>
          <table:table-cell table:formula="of:=IF([.J8]&gt;=10;1;0)" office:value-type="float" office:value="0" calcext:value-type="float">
            <text:p>0</text:p>
          </table:table-cell>
          <table:table-cell table:formula="of:=IF([.J8]&lt;10;&quot;Non Admis&quot;;IF([.J8]&lt;12;&quot;Passable&quot;;IF([.J8]&lt;14; &quot;Assez Bien&quot;;IF([.J8]&lt;16; &quot;Bien&quot;; &quot;Très Bien&quot;))))" office:value-type="string" office:string-value="Non Admis" calcext:value-type="string">
            <text:p>Non Admis</text:p>
          </table:table-cell>
          <table:table-cell table:number-columns-repeated="1008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/>
          <table:table-cell table:formula="of:=IF(AND([.J9]&gt;=9;[.N9]=1);&quot;Admis par le jury&quot;;&quot;Non Admis&quot;)" office:value-type="string" office:string-value="Non Admis" calcext:value-type="string">
            <text:p>Non Admis</text:p>
          </table:table-cell>
          <table:table-cell table:formula="of:=IF([.J9]&gt;=10;1;0)" office:value-type="float" office:value="0" calcext:value-type="float">
            <text:p>0</text:p>
          </table:table-cell>
          <table:table-cell table:formula="of:=IF([.J9]&lt;10;&quot;Non Admis&quot;;IF([.J9]&lt;12;&quot;Passable&quot;;IF([.J9]&lt;14; &quot;Assez Bien&quot;;IF([.J9]&lt;16; &quot;Bien&quot;; &quot;Très Bien&quot;))))" office:value-type="string" office:string-value="Non Admis" calcext:value-type="string">
            <text:p>Non Admis</text:p>
          </table:table-cell>
          <table:table-cell table:number-columns-repeated="1008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/>
          <table:table-cell table:formula="of:=IF(AND([.J10]&gt;=9;[.N10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J10]&gt;=10;1;0)" office:value-type="float" office:value="1" calcext:value-type="float">
            <text:p>1</text:p>
          </table:table-cell>
          <table:table-cell table:formula="of:=IF([.J10]&lt;10;&quot;Non Admis&quot;;IF([.J10]&lt;12;&quot;Passable&quot;;IF([.J10]&lt;14; &quot;Assez Bien&quot;;IF([.J10]&lt;16; &quot;Bien&quot;; &quot;Très Bien&quot;))))" office:value-type="string" office:string-value="Assez Bien" calcext:value-type="string">
            <text:p>Assez Bien</text:p>
          </table:table-cell>
          <table:table-cell table:number-columns-repeated="1008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IF(AND([.J11]&gt;=9;[.N11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J11]&gt;=10;1;0)" office:value-type="float" office:value="1" calcext:value-type="float">
            <text:p>1</text:p>
          </table:table-cell>
          <table:table-cell table:formula="of:=IF([.J11]&lt;10;&quot;Non Admis&quot;;IF([.J11]&lt;12;&quot;Passable&quot;;IF([.J11]&lt;14; &quot;Assez Bien&quot;;IF([.J11]&lt;16; &quot;Bien&quot;; &quot;Très Bien&quot;))))" office:value-type="string" office:string-value="Bien" calcext:value-type="string">
            <text:p>Bien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30T13:42:20.548163140</dc:date>
    <meta:print-date>2012-03-25T21:46:08Z</meta:print-date>
    <meta:editing-duration>PT9M31S</meta:editing-duration>
    <meta:editing-cycles>3</meta:editing-cycles>
    <meta:document-statistic meta:table-count="1" meta:cell-count="155" meta:object-count="0"/>
  </office:meta>
</office:document-meta>
</file>